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15.82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52"/>
    <style:style style:name="ce4" style:family="table-cell" style:parent-style-name="Default" style:data-style-name="N52">
      <style:table-cell-properties fo:background-color="#ffff00"/>
    </style:style>
    <style:style style:name="ce5" style:family="table-cell" style:parent-style-name="Default" style:data-style-name="N84"/>
    <style:style style:name="ce6" style:family="table-cell" style:parent-style-name="Default" style:data-style-name="N84">
      <style:table-cell-properties fo:background-color="#ffff00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52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6"/>
        <table:table-column table:style-name="co4" table:default-cell-style-name="ce1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data_consulta</text:p>
          </table:table-cell>
          <table:table-cell table:style-name="ce1" office:value-type="string" calcext:value-type="string">
            <text:p>data_autalizacao</text:p>
          </table:table-cell>
          <table:table-cell table:style-name="ce15" office:value-type="string" calcext:value-type="string">
            <text:p>hora_atualizacao</text:p>
          </table:table-cell>
          <table:table-cell office:value-type="string" calcext:value-type="string">
            <text:p>obs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fonte_url</text:p>
          </table:table-cell>
          <table:table-cell table:style-name="ce1" office:value-type="string" calcext:value-type="string">
            <text:p>uti_total_oferta</text:p>
          </table:table-cell>
          <table:table-cell table:style-name="ce1" office:value-type="string" calcext:value-type="string">
            <text:p>uti_total_bloquada</text:p>
          </table:table-cell>
          <table:table-cell table:style-name="ce1" office:value-type="string" calcext:value-type="string">
            <text:p>uti_total_ocupada</text:p>
          </table:table-cell>
          <table:table-cell table:style-name="ce1" office:value-type="string" calcext:value-type="string">
            <text:p>pct_uti_total_ocupada</text:p>
          </table:table-cell>
          <table:table-cell table:style-name="ce1" office:value-type="string" calcext:value-type="string">
            <text:p>uti_adulto_oferta</text:p>
          </table:table-cell>
          <table:table-cell table:style-name="ce1" office:value-type="string" calcext:value-type="string">
            <text:p>uti_adulto_bloqueada</text:p>
          </table:table-cell>
          <table:table-cell table:style-name="ce1" office:value-type="string" calcext:value-type="string">
            <text:p>uti_adulto_ocupada</text:p>
          </table:table-cell>
          <table:table-cell table:style-name="ce1" office:value-type="string" calcext:value-type="string">
            <text:p>pct_uti_adulto_ocupada</text:p>
          </table:table-cell>
          <table:table-cell table:style-name="ce1" office:value-type="string" calcext:value-type="string">
            <text:p>uti_pediatrica_oferta</text:p>
          </table:table-cell>
          <table:table-cell table:style-name="ce1" office:value-type="string" calcext:value-type="string">
            <text:p>uti_pediatrica_bloqueada</text:p>
          </table:table-cell>
          <table:table-cell table:style-name="ce1" office:value-type="string" calcext:value-type="string">
            <text:p>uti_pediatrica_ocupada</text:p>
          </table:table-cell>
          <table:table-cell table:style-name="ce1" office:value-type="string" calcext:value-type="string">
            <text:p>pct_uti_pediatrica_ocupada</text:p>
          </table:table-cell>
          <table:table-cell table:style-name="ce1" office:value-type="string" calcext:value-type="string">
            <text:p>uti_covid_total_oferta</text:p>
          </table:table-cell>
          <table:table-cell table:style-name="ce1" office:value-type="string" calcext:value-type="string">
            <text:p>uti_covid_total_ocupada</text:p>
          </table:table-cell>
          <table:table-cell table:style-name="ce1" office:value-type="string" calcext:value-type="string">
            <text:p>uti_covid_total_bloqueada</text:p>
          </table:table-cell>
          <table:table-cell table:style-name="ce1" office:value-type="string" calcext:value-type="string">
            <text:p>pct_uti_covid_total_ocupada</text:p>
          </table:table-cell>
          <table:table-cell table:style-name="ce1" office:value-type="string" calcext:value-type="string">
            <text:p>uti_covid_adulto_oferta</text:p>
          </table:table-cell>
          <table:table-cell table:style-name="ce1" office:value-type="string" calcext:value-type="string">
            <text:p>uti_covid_adulto_ocupada</text:p>
          </table:table-cell>
          <table:table-cell table:style-name="ce1" office:value-type="string" calcext:value-type="string">
            <text:p>pct_uti_covid_adulto_ocupada</text:p>
          </table:table-cell>
          <table:table-cell table:style-name="ce1" office:value-type="string" calcext:value-type="string">
            <text:p>uti_covid_pediatrica_oferta</text:p>
          </table:table-cell>
          <table:table-cell table:style-name="ce1" office:value-type="string" calcext:value-type="string">
            <text:p>uti_covid_pediatrica_ocupada</text:p>
          </table:table-cell>
          <table:table-cell table:style-name="ce1" office:value-type="string" calcext:value-type="string">
            <text:p>pct_uti_covid_pediatrica_ocupada</text:p>
          </table:table-cell>
          <table:table-cell table:style-name="ce1" table:number-columns-repeated="36"/>
        </table:table-row>
        <table:table-row table:style-name="ro2">
          <table:table-cell office:value-type="string" calcext:value-type="string">
            <text:p>MT</text:p>
          </table:table-cell>
          <table:table-cell table:style-name="ce3" office:value-type="date" office:date-value="2021-03-10T10:52:00" calcext:value-type="date">
            <text:p>2021-03-10 10:52:00</text:p>
          </table:table-cell>
          <table:table-cell table:style-name="ce3" office:value-type="string" calcext:value-type="string">
            <text:p>2021-03-09</text:p>
          </table:table-cell>
          <table:table-cell office:value-type="string" calcext:value-type="string">
            <text:p>17:37:39</text:p>
          </table:table-cell>
          <table:table-cell table:style-name="ce7"/>
          <table:table-cell office:value-type="string" calcext:value-type="string">
            <text:p>Painel Covid-19, Secretaria do Estado de Saúde de Mato Grosso</text:p>
          </table:table-cell>
          <table:table-cell office:value-type="string" calcext:value-type="string">
            <text:p>http://www.saude.mt.gov.br/painelcovidmt2/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table:formula="of:=[.J2]/[.H2]" office:value-type="float" office:value="0.953815261044177" calcext:value-type="float">
            <text:p>0.953815261044177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949" calcext:value-type="float">
            <text:p>0.9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A</text:p>
          </table:table-cell>
          <table:table-cell table:style-name="ce3" office:value-type="date" office:date-value="2021-03-10T11:01:00" calcext:value-type="date">
            <text:p>2021-03-10 11:01:00</text:p>
          </table:table-cell>
          <table:table-cell table:number-columns-repeated="2"/>
          <table:table-cell office:value-type="string" calcext:value-type="string">
            <text:p>O painel é inconsistente internamente: em um local a somatória de pacientes em UTI é de 350; em outro, é 475.</text:p>
          </table:table-cell>
          <table:table-cell office:value-type="string" calcext:value-type="string">
            <text:p>Painel Coronavírus, Secretaria de Saúde</text:p>
          </table:table-cell>
          <table:table-cell office:value-type="string" calcext:value-type="string">
            <text:p>https://painel-covid19.saude.ma.gov.br/casos</text:p>
          </table:table-cell>
          <table:table-cell table:number-columns-repeated="12"/>
          <table:table-cell table:formula="of:=179+231" office:value-type="float" office:value="410" calcext:value-type="float">
            <text:p>410</text:p>
          </table:table-cell>
          <table:table-cell table:formula="of:=166+184" office:value-type="float" office:value="350" calcext:value-type="float">
            <text:p>350</text:p>
          </table:table-cell>
          <table:table-cell/>
          <table:table-cell table:formula="of:=[.U3]/[.T3]" office:value-type="float" office:value="0.853658536585366" calcext:value-type="float">
            <text:p>0.85365853658536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A</text:p>
          </table:table-cell>
          <table:table-cell table:style-name="ce3" office:value-type="date" office:date-value="2021-03-10T11:06:00" calcext:value-type="date">
            <text:p>2021-03-10 11:06:00</text:p>
          </table:table-cell>
          <table:table-cell table:style-name="ce3" office:value-type="string" calcext:value-type="string">
            <text:p>2021-03-09</text:p>
          </table:table-cell>
          <table:table-cell office:value-type="string" calcext:value-type="string">
            <text:p>19:22:00</text:p>
          </table:table-cell>
          <table:table-cell/>
          <table:table-cell office:value-type="string" calcext:value-type="string">
            <text:p>Painel SEI Covid</text:p>
          </table:table-cell>
          <table:table-cell office:value-type="string" calcext:value-type="string">
            <text:p>https://infovis.sei.ba.gov.br/covid19/</text:p>
          </table:table-cell>
          <table:table-cell table:number-columns-repeated="12"/>
          <table:table-cell office:value-type="float" office:value="1211" calcext:value-type="float">
            <text:p>1211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[.U4]/[.T4]" office:value-type="float" office:value="0.867877786952931" calcext:value-type="float">
            <text:p>0.86787778695293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PA</text:p>
          </table:table-cell>
          <table:table-cell table:style-name="ce3" office:value-type="date" office:date-value="2021-03-10T11:11:00" calcext:value-type="date">
            <text:p>2021-03-10 11:11:00</text:p>
          </table:table-cell>
          <table:table-cell table:number-columns-repeated="2"/>
          <table:table-cell office:value-type="string" calcext:value-type="string">
            <text:p>Leitos são “Somente gestão do Governo do Estado do Pará”</text:p>
          </table:table-cell>
          <table:table-cell/>
          <table:table-cell office:value-type="string" calcext:value-type="string">
            <text:p>https://www.covid-19.pa.gov.br/#/</text:p>
          </table:table-cell>
          <table:table-cell table:number-columns-repeated="12"/>
          <table:table-cell table:formula="of:=[.X5]+[.AA5]" office:value-type="float" office:value="495" calcext:value-type="float">
            <text:p>495</text:p>
          </table:table-cell>
          <table:table-cell table:formula="of:=[.Y5]+[.AB5]" office:value-type="float" office:value="377" calcext:value-type="float">
            <text:p>377</text:p>
          </table:table-cell>
          <table:table-cell/>
          <table:table-cell table:formula="of:=[.U5]/[.T5]" office:value-type="float" office:value="0.761616161616162" calcext:value-type="float">
            <text:p>0.761616161616162</text:p>
          </table:table-cell>
          <table:table-cell office:value-type="float" office:value="487" calcext:value-type="float">
            <text:p>487</text:p>
          </table:table-cell>
          <table:table-cell table:formula="of:=[.X5]-114" office:value-type="float" office:value="373" calcext:value-type="float">
            <text:p>373</text:p>
          </table:table-cell>
          <table:table-cell table:formula="of:=[.Y5]/[.X5]" office:value-type="float" office:value="0.765913757700205" calcext:value-type="float">
            <text:p>0.7659137577002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B5]/[.AA5]" office:value-type="float" office:value="0.5" calcext:value-type="float">
            <text:p>0.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B</text:p>
          </table:table-cell>
          <table:table-cell table:style-name="ce3" office:value-type="date" office:date-value="2021-03-10T11:16:00" calcext:value-type="date">
            <text:p>2021-03-10 11:16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1:00:13</text:p>
          </table:table-cell>
          <table:table-cell/>
          <table:table-cell office:value-type="string" calcext:value-type="string">
            <text:p>Gestão de Leitos Covid-19 Paraíba</text:p>
          </table:table-cell>
          <table:table-cell office:value-type="string" calcext:value-type="string">
            <text:p>https://superset.plataformatarget.com.br/superset/dashboard/72/</text:p>
          </table:table-cell>
          <table:table-cell table:number-columns-repeated="12"/>
          <table:table-cell office:value-type="float" office:value="428" calcext:value-type="float">
            <text:p>428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U6]/[.T6]" office:value-type="float" office:value="0.803738317757009" calcext:value-type="float">
            <text:p>0.8037383177570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R</text:p>
          </table:table-cell>
          <table:table-cell table:style-name="ce3" office:value-type="date" office:date-value="2021-03-10T11:22:00" calcext:value-type="date">
            <text:p>2021-03-10 11:22:00</text:p>
          </table:table-cell>
          <table:table-cell table:style-name="ce5" office:value-type="string" calcext:value-type="string">
            <text:p>2021-03-09</text:p>
          </table:table-cell>
          <table:table-cell/>
          <table:table-cell office:value-type="string" calcext:value-type="string">
            <text:p>O título da tabela é “Ocupação por tipo de leito SUS por casos suspeitos/confirmados COVID - 19 ”; painel gera confusão ao mostrar em alguns locais só confirmados, em outros suspeitos e confirmados; há discrepâncias internas; só há disponibilidade de leitos públicos entre dados</text:p>
          </table:table-cell>
          <table:table-cell/>
          <table:table-cell office:value-type="string" calcext:value-type="string">
            <text:p>http://www.coronavirus.pr.gov.br/Campanha/Pagina/Transparencia-Leitos-SUS-Exclusivos-para-COVID#</text:p>
          </table:table-cell>
          <table:table-cell table:number-columns-repeated="12"/>
          <table:table-cell table:formula="of:=[.X7]+[.AA7]" office:value-type="float" office:value="1528" calcext:value-type="float">
            <text:p>1528</text:p>
          </table:table-cell>
          <table:table-cell table:formula="of:=[.Y7]+[.AB7]" office:value-type="float" office:value="1452" calcext:value-type="float">
            <text:p>1452</text:p>
          </table:table-cell>
          <table:table-cell/>
          <table:table-cell table:formula="of:=[.U7]/[.T7]" office:value-type="float" office:value="0.950261780104712" calcext:value-type="float">
            <text:p>0.950261780104712</text:p>
          </table:table-cell>
          <table:table-cell office:value-type="float" office:value="1506" calcext:value-type="float">
            <text:p>1506</text:p>
          </table:table-cell>
          <table:table-cell office:value-type="float" office:value="1438" calcext:value-type="float">
            <text:p>1438</text:p>
          </table:table-cell>
          <table:table-cell table:formula="of:=[.Y7]/[.X7]" office:value-type="float" office:value="0.954847277556441" calcext:value-type="float">
            <text:p>0.95484727755644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AB7]/[.AA7]" office:value-type="float" office:value="0.636363636363636" calcext:value-type="float">
            <text:p>0.636363636363636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E</text:p>
          </table:table-cell>
          <table:table-cell table:style-name="ce3" office:value-type="date" office:date-value="2021-03-10T11:32:00" calcext:value-type="date">
            <text:p>2021-03-10 11:32:00</text:p>
          </table:table-cell>
          <table:table-cell table:style-name="ce5" office:value-type="string" calcext:value-type="string">
            <text:p>2021-03-08</text:p>
          </table:table-cell>
          <table:table-cell/>
          <table:table-cell office:value-type="string" calcext:value-type="string">
            <text:p>Só leitos SUS</text:p>
          </table:table-cell>
          <table:table-cell/>
          <table:table-cell office:value-type="string" calcext:value-type="string">
            <text:p>https://dados.seplag.pe.gov.br/apps/corona.html</text:p>
          </table:table-cell>
          <table:table-cell table:number-columns-repeated="12"/>
          <table:table-cell office:value-type="float" office:value="1068" calcext:value-type="float">
            <text:p>1068</text:p>
          </table:table-cell>
          <table:table-cell table:formula="of:=ROUND([.T8]*[.W8])" office:value-type="float" office:value="1015" calcext:value-type="float">
            <text:p>101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PI</text:p>
          </table:table-cell>
          <table:table-cell table:style-name="ce3" office:value-type="date" office:date-value="2021-03-10T11:38:00" calcext:value-type="date">
            <text:p>2021-03-10 11:38:00</text:p>
          </table:table-cell>
          <table:table-cell table:number-columns-repeated="4"/>
          <table:table-cell office:value-type="string" calcext:value-type="string">
            <text:p>https://datastudio.google.com/reporting/a6dc07e9-4161-4b5a-9f2a-6f9be486e8f9/page/2itOB</text:p>
          </table:table-cell>
          <table:table-cell table:formula="of:=42+335" office:value-type="float" office:value="377" calcext:value-type="float">
            <text:p>377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J9]/[.H9]" office:value-type="float" office:value="0.888594164456233" calcext:value-type="float">
            <text:p>0.88859416445623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O</text:p>
          </table:table-cell>
          <table:table-cell table:style-name="ce3" office:value-type="date" office:date-value="2021-03-10T11:41:00" calcext:value-type="date">
            <text:p>2021-03-10 11:41:00</text:p>
          </table:table-cell>
          <table:table-cell table:style-name="ce5" office:value-type="string" calcext:value-type="string">
            <text:p>2021-03-09</text:p>
          </table:table-cell>
          <table:table-cell table:number-columns-repeated="3"/>
          <table:table-cell office:value-type="string" calcext:value-type="string">
            <text:p>https://covid19.sesau.ro.gov.br/Home/LeitosEvolucao</text:p>
          </table:table-cell>
          <table:table-cell table:formula="of:=[.T10]+10+7+45+10" office:value-type="float" office:value="403" calcext:value-type="float">
            <text:p>403</text:p>
          </table:table-cell>
          <table:table-cell/>
          <table:table-cell table:formula="of:=[.U10]+7+7+37+9" office:value-type="float" office:value="371" calcext:value-type="float">
            <text:p>371</text:p>
          </table:table-cell>
          <table:table-cell table:formula="of:=[.J10]/[.H10]" office:value-type="float" office:value="0.920595533498759" calcext:value-type="float">
            <text:p>0.920595533498759</text:p>
          </table:table-cell>
          <table:table-cell table:number-columns-repeated="8"/>
          <table:table-cell table:formula="of:=[.X10]+[.AA10]" office:value-type="float" office:value="331" calcext:value-type="float">
            <text:p>331</text:p>
          </table:table-cell>
          <table:table-cell table:formula="of:=[.Y10]+[.AB10]" office:value-type="float" office:value="311" calcext:value-type="float">
            <text:p>311</text:p>
          </table:table-cell>
          <table:table-cell/>
          <table:table-cell table:formula="of:=[.U10]/[.T10]" office:value-type="float" office:value="0.939577039274924" calcext:value-type="float">
            <text:p>0.939577039274924</text:p>
          </table:table-cell>
          <table:table-cell table:formula="of:=9+246+2+64" office:value-type="float" office:value="321" calcext:value-type="float">
            <text:p>321</text:p>
          </table:table-cell>
          <table:table-cell table:formula="of:=246+64" office:value-type="float" office:value="310" calcext:value-type="float">
            <text:p>310</text:p>
          </table:table-cell>
          <table:table-cell table:formula="of:=[.Y10]/[.X10]" office:value-type="float" office:value="0.965732087227414" calcext:value-type="float">
            <text:p>0.965732087227414</text:p>
          </table:table-cell>
          <table:table-cell table:formula="of:=8+1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B10]/[.AA10]" office:value-type="float" office:value="0.1" calcext:value-type="float">
            <text:p>0.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R</text:p>
          </table:table-cell>
          <table:table-cell table:style-name="ce3" office:value-type="date" office:date-value="2021-03-10T11:48:00" calcext:value-type="date">
            <text:p>2021-03-10 11:48:00</text:p>
          </table:table-cell>
          <table:table-cell table:style-name="ce5" office:value-type="string" calcext:value-type="string">
            <text:p>2021-03-09</text:p>
          </table:table-cell>
          <table:table-cell/>
          <table:table-cell office:value-type="string" calcext:value-type="string">
            <text:p>Clicar em “Outros Dados/CSV”</text:p>
          </table:table-cell>
          <table:table-cell/>
          <table:table-cell office:value-type="string" calcext:value-type="string">
            <text:p>https://roraimacontraocorona.rr.gov.br/transparencia/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J11]/[.H11]" office:value-type="float" office:value="0.695238095238095" calcext:value-type="float">
            <text:p>0.6952380952380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</text:p>
          </table:table-cell>
          <table:table-cell table:style-name="ce3" office:value-type="date" office:date-value="2021-03-10T11:52:00" calcext:value-type="date">
            <text:p>2021-03-10 11:52:00</text:p>
          </table:table-cell>
          <table:table-cell table:number-columns-repeated="2"/>
          <table:table-cell office:value-type="string" calcext:value-type="string">
            <text:p>Aparentemente os dados da rede pública são de todas UTI, e da privada só UTI covid</text:p>
          </table:table-cell>
          <table:table-cell/>
          <table:table-cell office:value-type="string" calcext:value-type="string">
            <text:p>https://todoscontraocorona.net.br/</text:p>
          </table:table-cell>
          <table:table-cell table:formula="of:=183+144" office:value-type="float" office:value="327" calcext:value-type="float">
            <text:p>327</text:p>
          </table:table-cell>
          <table:table-cell/>
          <table:table-cell table:formula="of:=136+136" office:value-type="float" office:value="272" calcext:value-type="float">
            <text:p>272</text:p>
          </table:table-cell>
          <table:table-cell table:formula="of:=[.J12]/[.H12]" office:value-type="float" office:value="0.831804281345566" calcext:value-type="float">
            <text:p>0.8318042813455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O</text:p>
          </table:table-cell>
          <table:table-cell table:style-name="ce3" office:value-type="date" office:date-value="2021-03-10T11:56:00" calcext:value-type="date">
            <text:p>2021-03-10 11:56:00</text:p>
          </table:table-cell>
          <table:table-cell table:style-name="ce3" office:value-type="string" calcext:value-type="string">
            <text:p>2021-03-09</text:p>
          </table:table-cell>
          <table:table-cell office:value-type="string" calcext:value-type="string">
            <text:p>12:31:00</text:p>
          </table:table-cell>
          <table:table-cell office:value-type="string" calcext:value-type="string">
            <text:p>Taxa de ocupação é disponibilizada apenas por hospital; segundo matéria, é de 94% (<text:a xlink:href="https://g1.globo.com/to/tocantins/noticia/2021/03/10/to-tem-apenas-duas-vagas-de-uti-e-secretaria-de-saude-diz-que-nao-e-possivel-especificar-quantas-pessoas-estao-na-fila.ghtml" xlink:type="simple">https://g1.globo.com/to/tocantins/noticia/2021/03/10/to-tem-apenas-duas-vagas-de-uti-e-secretaria-de-saude-diz-que-nao-e-possivel-especificar-quantas-pessoas-estao-na-fila.ghtml</text:a>)</text:p>
          </table:table-cell>
          <table:table-cell/>
          <table:table-cell office:value-type="string" calcext:value-type="string">
            <text:p>http://integra.saude.to.gov.br/covid19</text:p>
          </table:table-cell>
          <table:table-cell table:number-columns-repeated="12"/>
          <table:table-cell table:formula="of:=ROUND([.U13]/[.W13])" office:value-type="float" office:value="216" calcext:value-type="float">
            <text:p>216</text:p>
          </table:table-cell>
          <table:table-cell table:formula="of:=131+72" office:value-type="float" office:value="203" calcext:value-type="float">
            <text:p>203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42"/>
        </table:table-row>
        <table:table-row table:style-name="ro2">
          <table:table-cell table:style-name="ce2" office:value-type="string" calcext:value-type="string">
            <text:p>AC</text:p>
          </table:table-cell>
          <table:table-cell table:style-name="ce4" office:value-type="date" office:date-value="2021-03-10T12:06:00" calcext:value-type="date">
            <text:p>2021-03-10 12:06:00</text:p>
          </table:table-cell>
          <table:table-cell table:style-name="ce6" office:value-type="string" calcext:value-type="string">
            <text:p>2021-02-28</text:p>
          </table:table-cell>
          <table:table-cell table:style-name="ce17"/>
          <table:table-cell table:style-name="ce8" office:value-type="string" calcext:value-type="string">
            <text:p>Desatualizado?</text:p>
          </table:table-cell>
          <table:table-cell table:style-name="ce2"/>
          <table:table-cell table:style-name="ce2" office:value-type="string" calcext:value-type="string">
            <text:p>http://covid19.ac.gov.br/monitoramento/leitos</text:p>
          </table:table-cell>
          <table:table-cell table:style-name="ce2" table:number-columns-repeated="12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formula="of:=[.U14]/[.T14]" office:value-type="float" office:value="1.02702702702703" calcext:value-type="float">
            <text:p>1.02702702702703</text:p>
          </table:table-cell>
          <table:table-cell table:style-name="ce2" table:number-columns-repeated="42"/>
        </table:table-row>
        <table:table-row table:style-name="ro2">
          <table:table-cell office:value-type="string" calcext:value-type="string">
            <text:p>AL</text:p>
          </table:table-cell>
          <table:table-cell table:style-name="ce3" office:value-type="date" office:date-value="2021-03-10T12:07:00" calcext:value-type="date">
            <text:p>2021-03-10 12:07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0:59:50</text:p>
          </table:table-cell>
          <table:table-cell table:number-columns-repeated="2"/>
          <table:table-cell office:value-type="string" calcext:value-type="string">
            <text:p>https://app.powerbi.com/view?r=eyJrIjoiZDdmMTE3N2UtZWE1NS00MWRmLTg0MmYtNmE3ZmJjNjg5ZmYwIiwidCI6IjkxNzAxZWRlLWM3ZjctNDA0Ny04YzVjLTkyMDMxOGE4NmYxMSJ9&amp;pageName=ReportSection889e35e470b1cec7b8e9</text:p>
          </table:table-cell>
          <table:table-cell table:number-columns-repeated="12"/>
          <table:table-cell office:value-type="float" office:value="310" calcext:value-type="float">
            <text:p>310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U15]/[.T15]" office:value-type="float" office:value="0.751612903225806" calcext:value-type="float">
            <text:p>0.75161290322580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</text:p>
          </table:table-cell>
          <table:table-cell table:style-name="ce3" office:value-type="date" office:date-value="2021-03-10T12:09:00" calcext:value-type="date">
            <text:p>2021-03-10 12:09:00</text:p>
          </table:table-cell>
          <table:table-cell table:number-columns-repeated="4"/>
          <table:table-cell office:value-type="string" calcext:value-type="string">
            <text:p>http://painel.corona.ap.gov.br/leitos/</text:p>
          </table:table-cell>
          <table:table-cell table:formula="of:=120+[.T16]" office:value-type="float" office:value="244" calcext:value-type="float">
            <text:p>244</text:p>
          </table:table-cell>
          <table:table-cell/>
          <table:table-cell table:formula="of:=57+[.U16]" office:value-type="float" office:value="160" calcext:value-type="float">
            <text:p>160</text:p>
          </table:table-cell>
          <table:table-cell table:formula="of:=[.J16]/[.H16]" office:value-type="float" office:value="0.655737704918033" calcext:value-type="float">
            <text:p>0.655737704918033</text:p>
          </table:table-cell>
          <table:table-cell table:number-columns-repeated="8"/>
          <table:table-cell table:formula="of:=[.X16]+[.AA16]" office:value-type="float" office:value="124" calcext:value-type="float">
            <text:p>124</text:p>
          </table:table-cell>
          <table:table-cell table:formula="of:=[.Y16]+[.AB16]" office:value-type="float" office:value="103" calcext:value-type="float">
            <text:p>103</text:p>
          </table:table-cell>
          <table:table-cell/>
          <table:table-cell table:formula="of:=[.U16]/[.T16]" office:value-type="float" office:value="0.830645161290323" calcext:value-type="float">
            <text:p>0.830645161290323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Y16]/[.X16]" office:value-type="float" office:value="0.840336134453782" calcext:value-type="float">
            <text:p>0.8403361344537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B16]/[.AA16]" office:value-type="float" office:value="0.6" calcext:value-type="float">
            <text:p>0.6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AM</text:p>
          </table:table-cell>
          <table:table-cell table:style-name="ce3" office:value-type="date" office:date-value="2021-03-10T12:16:00" calcext:value-type="date">
            <text:p>2021-03-10 12:16:00</text:p>
          </table:table-cell>
          <table:table-cell table:style-name="ce5" office:value-type="string" calcext:value-type="string">
            <text:p>2021-03-09</text:p>
          </table:table-cell>
          <table:table-cell table:number-columns-repeated="3"/>
          <table:table-cell office:value-type="string" calcext:value-type="string">
            <text:p>http://www.fvs.am.gov.br/media/uploads/sala_de_situacao/Levantamento_de_Leitos_e_UTI_em_Manaus.pdf</text:p>
          </table:table-cell>
          <table:table-cell table:formula="of:=313+[.T17]" office:value-type="float" office:value="829" calcext:value-type="float">
            <text:p>829</text:p>
          </table:table-cell>
          <table:table-cell/>
          <table:table-cell table:formula="of:=240+[.U17]" office:value-type="float" office:value="670" calcext:value-type="float">
            <text:p>670</text:p>
          </table:table-cell>
          <table:table-cell table:formula="of:=[.J17]/[.H17]" office:value-type="float" office:value="0.808202653799759" calcext:value-type="float">
            <text:p>0.808202653799759</text:p>
          </table:table-cell>
          <table:table-cell table:number-columns-repeated="8"/>
          <table:table-cell office:value-type="float" office:value="516" calcext:value-type="float">
            <text:p>516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U17]/[.T17]" office:value-type="float" office:value="0.833333333333333" calcext:value-type="float">
            <text:p>0.83333333333333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CE</text:p>
          </table:table-cell>
          <table:table-cell table:style-name="ce3" office:value-type="date" office:date-value="2021-03-10T12:24:00" calcext:value-type="date">
            <text:p>2021-03-10 12:24:00</text:p>
          </table:table-cell>
          <table:table-cell table:style-name="ce5" office:value-type="string" calcext:value-type="string">
            <text:p>2021-03-09</text:p>
          </table:table-cell>
          <table:table-cell/>
          <table:table-cell office:value-type="string" calcext:value-type="string">
            <text:p>Tabela “Leitos clínicos e UTI (operacionais e ocupados) por unidade de saúde - Covid 19”</text:p>
          </table:table-cell>
          <table:table-cell/>
          <table:table-cell office:value-type="string" calcext:value-type="string">
            <text:p>https://indicadores.integrasus.saude.ce.gov.br/indicadores/indicadores-coronavirus/indice-transparencia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1021" calcext:value-type="float">
            <text:p>1021</text:p>
          </table:table-cell>
          <table:table-cell table:formula="of:=[.J18]/[.H18]" office:value-type="float" office:value="0.989341085271318" calcext:value-type="float">
            <text:p>0.98934108527131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F</text:p>
          </table:table-cell>
          <table:table-cell table:style-name="ce3" office:value-type="date" office:date-value="2021-03-10T12:36:00" calcext:value-type="date">
            <text:p>2021-03-10 12:36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0:10:13</text:p>
          </table:table-cell>
          <table:table-cell office:value-type="string" calcext:value-type="string">
            <text:p>Mostra também leitos “Panorama 1”, ainda não disponíveis</text:p>
          </table:table-cell>
          <table:table-cell/>
          <table:table-cell office:value-type="string" calcext:value-type="string">
            <text:p>http://info.saude.df.gov.br/area-tecnica/covid-leitos-publicos-uti-gerais/</text:p>
          </table:table-cell>
          <table:table-cell table:formula="of:=[.J19]+[.I19]+18" office:value-type="float" office:value="342" calcext:value-type="float">
            <text:p>342</text:p>
          </table:table-cell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table:formula="of:=([.J19]+[.I19])/[.H19]" office:value-type="float" office:value="0.947368421052632" calcext:value-type="float">
            <text:p>0.94736842105263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S</text:p>
          </table:table-cell>
          <table:table-cell table:style-name="ce3" office:value-type="date" office:date-value="2021-03-10T12:42:00" calcext:value-type="date">
            <text:p>2021-03-10 12:42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1:03:00</text:p>
          </table:table-cell>
          <table:table-cell table:number-columns-repeated="2"/>
          <table:table-cell office:value-type="string" calcext:value-type="string">
            <text:p>https://coronavirus.es.gov.br/painel-ocupacao-de-leitos-hospitalares</text:p>
          </table:table-cell>
          <table:table-cell table:number-columns-repeated="12"/>
          <table:table-cell office:value-type="float" office:value="724" calcext:value-type="float">
            <text:p>724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0.8025" calcext:value-type="float">
            <text:p>0.802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GO</text:p>
          </table:table-cell>
          <table:table-cell table:style-name="ce3" office:value-type="date" office:date-value="2021-03-10T14:01:00" calcext:value-type="date">
            <text:p>2021-03-10 14:01:00</text:p>
          </table:table-cell>
          <table:table-cell table:number-columns-repeated="4"/>
          <table:table-cell office:value-type="string" calcext:value-type="string">
            <text:p>https://extranet.saude.go.gov.br/pentaho/api/repos/:mapa_de_leitos:paineis:painel.wcdf/generatedContent</text:p>
          </table:table-cell>
          <table:table-cell table:formula="of:=[.L21]+[.P21]" office:value-type="float" office:value="744" calcext:value-type="float">
            <text:p>744</text:p>
          </table:table-cell>
          <table:table-cell table:formula="of:=[.M21]+[.Q21]" office:value-type="float" office:value="22" calcext:value-type="float">
            <text:p>22</text:p>
          </table:table-cell>
          <table:table-cell table:formula="of:=[.N21]+[.R21]" office:value-type="float" office:value="677" calcext:value-type="float">
            <text:p>677</text:p>
          </table:table-cell>
          <table:table-cell table:formula="of:=([.J21]+[.I21])/[.H21]" office:value-type="float" office:value="0.939516129032258" calcext:value-type="float">
            <text:p>0.939516129032258</text:p>
          </table:table-cell>
          <table:table-cell office:value-type="float" office:value="689" calcext:value-type="float">
            <text:p>689</text:p>
          </table:table-cell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  <table:table-cell table:formula="of:=([.N21]+[.M21])/[.L21]" office:value-type="float" office:value="0.95355587808418" calcext:value-type="float">
            <text:p>0.953555878084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([.R21]+[.Q21])/[.P21]" office:value-type="float" office:value="0.763636363636364" calcext:value-type="float">
            <text:p>0.763636363636364</text:p>
          </table:table-cell>
          <table:table-cell office:value-type="float" office:value="427" calcext:value-type="float">
            <text:p>427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table:formula="of:=([.V21]+[.U21])/[.T21]" office:value-type="float" office:value="0.976580796252927" calcext:value-type="float">
            <text:p>0.97658079625292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MS</text:p>
          </table:table-cell>
          <table:table-cell table:style-name="ce3" office:value-type="date" office:date-value="2021-03-10T14:09:00" calcext:value-type="date">
            <text:p>2021-03-10 14:09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3:00:00</text:p>
          </table:table-cell>
          <table:table-cell table:number-columns-repeated="2"/>
          <table:table-cell office:value-type="string" calcext:value-type="string">
            <text:p>https://mais.saude.ms.gov.br/sense/app/9e10f0fb-ab2a-4612-808b-e303abfd7504/sheet/ce83223f-ef3a-4ab9-bf13-61dfd0e3ef34/state/analysis</text:p>
          </table:table-cell>
          <table:table-cell table:number-columns-repeated="12"/>
          <table:table-cell office:value-type="float" office:value="851" calcext:value-type="float">
            <text:p>851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U22]/[.T22]" office:value-type="float" office:value="0.893066980023502" calcext:value-type="float">
            <text:p>0.89306698002350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MG</text:p>
          </table:table-cell>
          <table:table-cell table:style-name="ce3" office:value-type="date" office:date-value="2021-03-10T14:15:00" calcext:value-type="date">
            <text:p>2021-03-10 14:15:00</text:p>
          </table:table-cell>
          <table:table-cell table:style-name="ce5" office:value-type="string" calcext:value-type="string">
            <text:p>2021-03-10</text:p>
          </table:table-cell>
          <table:table-cell table:number-columns-repeated="3"/>
          <table:table-cell office:value-type="string" calcext:value-type="string">
            <text:p>https://coronavirus.saude.mg.gov.br/painel</text:p>
          </table:table-cell>
          <table:table-cell office:value-type="float" office:value="4199" calcext:value-type="float">
            <text:p>4199</text:p>
          </table:table-cell>
          <table:table-cell/>
          <table:table-cell office:value-type="float" office:value="3310" calcext:value-type="float">
            <text:p>3310</text:p>
          </table:table-cell>
          <table:table-cell table:formula="of:=[.J23]/[.H23]" office:value-type="float" office:value="0.788282924505835" calcext:value-type="float">
            <text:p>0.78828292450583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RJ</text:p>
          </table:table-cell>
          <table:table-cell table:style-name="ce4" office:value-type="date" office:date-value="2021-03-10T14:19:00" calcext:value-type="date">
            <text:p>2021-03-10 14:19:00</text:p>
          </table:table-cell>
          <table:table-cell table:style-name="ce2"/>
          <table:table-cell table:style-name="ce17"/>
          <table:table-cell table:style-name="ce8" office:value-type="string" calcext:value-type="string">
            <text:p>Painel oficial não funciona (<text:a xlink:href="http://painel.saude.rj.gov.br/monitoramento/covid19.html" xlink:type="simple">http://painel.saude.rj.gov.br/monitoramento/covid19.html</text:a>)</text:p>
          </table:table-cell>
          <table:table-cell table:style-name="ce2" table:number-columns-repeated="60"/>
        </table:table-row>
        <table:table-row table:style-name="ro2">
          <table:table-cell office:value-type="string" calcext:value-type="string">
            <text:p>RN</text:p>
          </table:table-cell>
          <table:table-cell table:style-name="ce3" office:value-type="date" office:date-value="2021-03-10T14:20:00" calcext:value-type="date">
            <text:p>2021-03-10 14:20:00</text:p>
          </table:table-cell>
          <table:table-cell table:number-columns-repeated="2"/>
          <table:table-cell office:value-type="string" calcext:value-type="string">
            <text:p>Só leitos SUS</text:p>
          </table:table-cell>
          <table:table-cell/>
          <table:table-cell office:value-type="string" calcext:value-type="string">
            <text:p>https://portalcovid19.saude.rn.gov.br/medidas/regularn-situacao-dos-leitos-do-rn/</text:p>
          </table:table-cell>
          <table:table-cell table:number-columns-repeated="12"/>
          <table:table-cell office:value-type="float" office:value="321" calcext:value-type="float">
            <text:p>321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table:formula="of:=([.V25]+[.U25])/[.T25]" office:value-type="float" office:value="0.959501557632399" calcext:value-type="float">
            <text:p>0.95950155763239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RS</text:p>
          </table:table-cell>
          <table:table-cell table:style-name="ce3" office:value-type="date" office:date-value="2021-03-10T14:24:00" calcext:value-type="date">
            <text:p>2021-03-10 14:24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3:07:00</text:p>
          </table:table-cell>
          <table:table-cell table:number-columns-repeated="2"/>
          <table:table-cell office:value-type="string" calcext:value-type="string">
            <text:p>https://covid.saude.rs.gov.br/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3245" calcext:value-type="float">
            <text:p>3245</text:p>
          </table:table-cell>
          <table:table-cell table:formula="of:=[.J26]/[.H26]" office:value-type="float" office:value="1.05631510416667" calcext:value-type="float">
            <text:p>1.0563151041666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C</text:p>
          </table:table-cell>
          <table:table-cell table:style-name="ce3" office:value-type="date" office:date-value="2021-03-10T14:26:00" calcext:value-type="date">
            <text:p>2021-03-10 14:26:00</text:p>
          </table:table-cell>
          <table:table-cell table:style-name="ce3" office:value-type="string" calcext:value-type="string">
            <text:p>2021-03-10</text:p>
          </table:table-cell>
          <table:table-cell office:value-type="string" calcext:value-type="string">
            <text:p>11:09:00</text:p>
          </table:table-cell>
          <table:table-cell table:number-columns-repeated="2"/>
          <table:table-cell office:value-type="string" calcext:value-type="string">
            <text:p>https://app.powerbi.com/view?r=eyJrIjoiMTgwN2I4NTEtM2RhYi00OTYzLWJiMmYtOTRmNjBmZmM4Y2NjIiwidCI6ImExN2QwM2ZjLTRiYWMtNGI2OC1iZDY4LWUzOTYzYTJlYzRlNiJ9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float" office:value="1541" calcext:value-type="float">
            <text:p>1541</text:p>
          </table:table-cell>
          <table:table-cell table:formula="of:=[.J27]/[.H27]" office:value-type="float" office:value="0.962523422860712" calcext:value-type="float">
            <text:p>0.962523422860712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SP</text:p>
          </table:table-cell>
          <table:table-cell table:style-name="ce4" office:value-type="date" office:date-value="2021-03-10T14:32:00" calcext:value-type="date">
            <text:p>2021-03-10 14:32:00</text:p>
          </table:table-cell>
          <table:table-cell table:style-name="ce6" office:value-type="string" calcext:value-type="string">
            <text:p>2021-03-06</text:p>
          </table:table-cell>
          <table:table-cell table:style-name="ce17"/>
          <table:table-cell table:style-name="ce8" office:value-type="string" calcext:value-type="string">
            <text:p>Dados oficiais estão incompletos, também não disponibilizam total de leitos (<text:a xlink:href="https://www.saopaulo.sp.gov.br/planosp/simi/leitos/" xlink:type="simple">https://www.saopaulo.sp.gov.br/planosp/simi/leitos/</text:a>)</text:p>
          </table:table-cell>
          <table:table-cell table:style-name="ce2"/>
          <table:table-cell table:style-name="ce2" office:value-type="string" calcext:value-type="string">
            <text:p>https://g1.globo.com/sp/sao-paulo/noticia/2021/03/06/estado-de-sao-paulo-bate-novo-recorde-de-internados-por-covid-19-e-de-ocupacao-de-leitos-de-uti-neste-sabado.ghtml</text:p>
          </table:table-cell>
          <table:table-cell table:style-name="ce2" table:formula="of:=ROUND([.J28]/[.K28])" office:value-type="float" office:value="10430" calcext:value-type="float">
            <text:p>10430</text:p>
          </table:table-cell>
          <table:table-cell table:style-name="ce2"/>
          <table:table-cell table:style-name="ce2" office:value-type="float" office:value="8292" calcext:value-type="float">
            <text:p>8292</text:p>
          </table:table-cell>
          <table:table-cell table:style-name="ce2" office:value-type="float" office:value="0.795" calcext:value-type="float">
            <text:p>0.795</text:p>
          </table:table-cell>
          <table:table-cell table:style-name="ce2" table:number-columns-repeated="54"/>
        </table:table-row>
        <table:table-row table:style-name="ro2" table:number-rows-repeated="1048547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0:18:51.157178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51:03.329539498</meta:creation-date>
    <dc:date>2021-03-15T10:24:59.703146334</dc:date>
    <meta:editing-duration>PT3H59M4S</meta:editing-duration>
    <meta:editing-cycles>31</meta:editing-cycles>
    <meta:generator>LibreOffice/6.4.6.2$Linux_X86_64 LibreOffice_project/40$Build-2</meta:generator>
    <meta:document-statistic meta:table-count="1" meta:cell-count="290" meta:object-count="0"/>
  </office:meta>
</office:document-meta>
</file>